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Atlantic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2]+[.D2]+[.G2]+[.J2]+[.M2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2]*[.B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2]*[.E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2]*[.H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2]*[.K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2]*[.N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3]+[.F3]+[.I3]+[.L3]+[.O3]" office:value-type="float" office:value="0" calcext:value-type="float">
            <text:p>0</text:p>
          </table:table-cell>
          <table:table-cell table:formula="of:=[.Q3]/[.P2]" office:value-type="float" office:value="0" calcext:value-type="float">
            <text:p>0</text:p>
          </table:table-cell>
          <table:table-cell table:formula="of:=[.R3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2]*[.B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2]*[.E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2]*[.H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2]*[.K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2]*[.N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4]+[.F4]+[.I4]+[.L4]+[.O4]" office:value-type="float" office:value="0" calcext:value-type="float">
            <text:p>0</text:p>
          </table:table-cell>
          <table:table-cell table:formula="of:=[.Q4]/[.P2]" office:value-type="float" office:value="0" calcext:value-type="float">
            <text:p>0</text:p>
          </table:table-cell>
          <table:table-cell table:formula="of:=[.R4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5]*[.A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5]*[.D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5]*[.G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5]*[.J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5]*[.M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5]+[.F5]+[.I5]+[.L5]+[.O5]" office:value-type="float" office:value="0" calcext:value-type="float">
            <text:p>0</text:p>
          </table:table-cell>
          <table:table-cell table:formula="of:=[.Q5]/[.P2]" office:value-type="float" office:value="0" calcext:value-type="float">
            <text:p>0</text:p>
          </table:table-cell>
          <table:table-cell table:formula="of:=[.R5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6]*[.A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6]*[.D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6]*[.G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6]*[.J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6]*[.M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6]+[.F6]+[.I6]+[.L6]+[.O6]" office:value-type="float" office:value="0" calcext:value-type="float">
            <text:p>0</text:p>
          </table:table-cell>
          <table:table-cell table:formula="of:=[.Q6]/[.P2]" office:value-type="float" office:value="0" calcext:value-type="float">
            <text:p>0</text:p>
          </table:table-cell>
          <table:table-cell table:formula="of:=[.R6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7]*[.A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7]*[.D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7]*[.G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7]*[.J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7]*[.M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7]+[.F7]+[.I7]+[.L7]+[.O7]" office:value-type="float" office:value="0" calcext:value-type="float">
            <text:p>0</text:p>
          </table:table-cell>
          <table:table-cell table:formula="of:=[.Q7]/[.P2]" office:value-type="float" office:value="0" calcext:value-type="float">
            <text:p>0</text:p>
          </table:table-cell>
          <table:table-cell table:formula="of:=[.R7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bec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9]+[.D9]+[.G9]+[.J9]+[.M9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8.57" calcext:value-type="float">
            <text:p>8.57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9]*[.B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9]*[.E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9]*[.H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9]*[.K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9]*[.N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10]+[.F10]+[.I10]+[.L10]+[.O10]" office:value-type="float" office:value="0" calcext:value-type="float">
            <text:p>0</text:p>
          </table:table-cell>
          <table:table-cell table:formula="of:=[.Q10]/[.P9]" office:value-type="float" office:value="0" calcext:value-type="float">
            <text:p>0</text:p>
          </table:table-cell>
          <table:table-cell table:formula="of:=[.R10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9]*[.B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9]*[.E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9]*[.H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9]*[.K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9]*[.N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11]+[.F11]+[.I11]+[.L11]+[.O11]" office:value-type="float" office:value="0" calcext:value-type="float">
            <text:p>0</text:p>
          </table:table-cell>
          <table:table-cell table:formula="of:=[.Q11]/[.P9]" office:value-type="float" office:value="0" calcext:value-type="float">
            <text:p>0</text:p>
          </table:table-cell>
          <table:table-cell table:formula="of:=[.R11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12]*[.A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12]*[.D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12]*[.G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12]*[.J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12]*[.M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12]+[.F12]+[.I12]+[.L12]+[.O12]" office:value-type="float" office:value="0" calcext:value-type="float">
            <text:p>0</text:p>
          </table:table-cell>
          <table:table-cell table:formula="of:=[.Q12]/[.P9]" office:value-type="float" office:value="0" calcext:value-type="float">
            <text:p>0</text:p>
          </table:table-cell>
          <table:table-cell table:formula="of:=[.R12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13]*[.A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13]*[.D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13]*[.G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13]*[.J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13]*[.M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13]+[.F13]+[.I13]+[.L13]+[.O13]" office:value-type="float" office:value="0" calcext:value-type="float">
            <text:p>0</text:p>
          </table:table-cell>
          <table:table-cell table:formula="of:=[.Q13]/[.P9]" office:value-type="float" office:value="0" calcext:value-type="float">
            <text:p>0</text:p>
          </table:table-cell>
          <table:table-cell table:formula="of:=[.R13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14]*[.A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14]*[.D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14]*[.G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14]*[.J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14]*[.M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14]+[.F14]+[.I14]+[.L14]+[.O14]" office:value-type="float" office:value="0" calcext:value-type="float">
            <text:p>0</text:p>
          </table:table-cell>
          <table:table-cell table:formula="of:=[.Q14]/[.P9]" office:value-type="float" office:value="0" calcext:value-type="float">
            <text:p>0</text:p>
          </table:table-cell>
          <table:table-cell table:formula="of:=[.R14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tario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16]+[.D16]+[.G16]+[.J16]+[.M16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14.79" calcext:value-type="float">
            <text:p>14.79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16]*[.B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16]*[.E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16]*[.H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16]*[.K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16]*[.N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17]+[.F17]+[.I17]+[.L17]+[.O17]" office:value-type="float" office:value="0" calcext:value-type="float">
            <text:p>0</text:p>
          </table:table-cell>
          <table:table-cell table:formula="of:=[.Q17]/[.P16]" office:value-type="float" office:value="0" calcext:value-type="float">
            <text:p>0</text:p>
          </table:table-cell>
          <table:table-cell table:formula="of:=[.R17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16]*[.B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16]*[.E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16]*[.H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16]*[.K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16]*[.N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18]+[.F18]+[.I18]+[.L18]+[.O18]" office:value-type="float" office:value="0" calcext:value-type="float">
            <text:p>0</text:p>
          </table:table-cell>
          <table:table-cell table:formula="of:=[.Q18]/[.P16]" office:value-type="float" office:value="0" calcext:value-type="float">
            <text:p>0</text:p>
          </table:table-cell>
          <table:table-cell table:formula="of:=[.R18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19]*[.A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19]*[.D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19]*[.G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19]*[.J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19]*[.M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19]+[.F19]+[.I19]+[.L19]+[.O19]" office:value-type="float" office:value="0" calcext:value-type="float">
            <text:p>0</text:p>
          </table:table-cell>
          <table:table-cell table:formula="of:=[.Q19]/[.P16]" office:value-type="float" office:value="0" calcext:value-type="float">
            <text:p>0</text:p>
          </table:table-cell>
          <table:table-cell table:formula="of:=[.R19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20]*[.A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20]*[.D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20]*[.G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20]*[.J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20]*[.M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20]+[.F20]+[.I20]+[.L20]+[.O20]" office:value-type="float" office:value="0" calcext:value-type="float">
            <text:p>0</text:p>
          </table:table-cell>
          <table:table-cell table:formula="of:=[.Q20]/[.P16]" office:value-type="float" office:value="0" calcext:value-type="float">
            <text:p>0</text:p>
          </table:table-cell>
          <table:table-cell table:formula="of:=[.R20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21]*[.A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21]*[.D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21]*[.G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21]*[.J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21]*[.M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21]+[.F21]+[.I21]+[.L21]+[.O21]" office:value-type="float" office:value="0" calcext:value-type="float">
            <text:p>0</text:p>
          </table:table-cell>
          <table:table-cell table:formula="of:=[.Q21]/[.P16]" office:value-type="float" office:value="0" calcext:value-type="float">
            <text:p>0</text:p>
          </table:table-cell>
          <table:table-cell table:formula="of:=[.R21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/MB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23]+[.D23]+[.G23]+[.J23]+[.M23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23]*[.B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23]*[.E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23]*[.H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23]*[.K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23]*[.N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24]+[.F24]+[.I24]+[.L24]+[.O24]" office:value-type="float" office:value="0" calcext:value-type="float">
            <text:p>0</text:p>
          </table:table-cell>
          <table:table-cell table:formula="of:=[.Q24]/[.P23]" office:value-type="float" office:value="0" calcext:value-type="float">
            <text:p>0</text:p>
          </table:table-cell>
          <table:table-cell table:formula="of:=[.R24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23]*[.B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23]*[.E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23]*[.H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23]*[.K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23]*[.N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25]+[.F25]+[.I25]+[.L25]+[.O25]" office:value-type="float" office:value="0" calcext:value-type="float">
            <text:p>0</text:p>
          </table:table-cell>
          <table:table-cell table:formula="of:=[.Q25]/[.P23]" office:value-type="float" office:value="0" calcext:value-type="float">
            <text:p>0</text:p>
          </table:table-cell>
          <table:table-cell table:formula="of:=[.R25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26]*[.A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26]*[.D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26]*[.G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26]*[.J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26]*[.M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26]+[.F26]+[.I26]+[.L26]+[.O26]" office:value-type="float" office:value="0" calcext:value-type="float">
            <text:p>0</text:p>
          </table:table-cell>
          <table:table-cell table:formula="of:=[.Q26]/[.P23]" office:value-type="float" office:value="0" calcext:value-type="float">
            <text:p>0</text:p>
          </table:table-cell>
          <table:table-cell table:formula="of:=[.R26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27]*[.A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27]*[.D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27]*[.G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27]*[.J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27]*[.M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27]+[.F27]+[.I27]+[.L27]+[.O27]" office:value-type="float" office:value="0" calcext:value-type="float">
            <text:p>0</text:p>
          </table:table-cell>
          <table:table-cell table:formula="of:=[.Q27]/[.P23]" office:value-type="float" office:value="0" calcext:value-type="float">
            <text:p>0</text:p>
          </table:table-cell>
          <table:table-cell table:formula="of:=[.R27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28]*[.A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28]*[.D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28]*[.G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28]*[.J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28]*[.M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28]+[.F28]+[.I28]+[.L28]+[.O28]" office:value-type="float" office:value="0" calcext:value-type="float">
            <text:p>0</text:p>
          </table:table-cell>
          <table:table-cell table:formula="of:=[.Q28]/[.P23]" office:value-type="float" office:value="0" calcext:value-type="float">
            <text:p>0</text:p>
          </table:table-cell>
          <table:table-cell table:formula="of:=[.R28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30]+[.D30]+[.G30]+[.J30]+[.M30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30]*[.B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30]*[.E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30]*[.H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30]*[.K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30]*[.N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31]+[.F31]+[.I31]+[.L31]+[.O31]" office:value-type="float" office:value="0" calcext:value-type="float">
            <text:p>0</text:p>
          </table:table-cell>
          <table:table-cell table:formula="of:=[.Q31]/[.P30]" office:value-type="float" office:value="0" calcext:value-type="float">
            <text:p>0</text:p>
          </table:table-cell>
          <table:table-cell table:formula="of:=[.R31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30]*[.B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30]*[.E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30]*[.H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30]*[.K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30]*[.N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32]+[.F32]+[.I32]+[.L32]+[.O32]" office:value-type="float" office:value="0" calcext:value-type="float">
            <text:p>0</text:p>
          </table:table-cell>
          <table:table-cell table:formula="of:=[.Q32]/[.P30]" office:value-type="float" office:value="0" calcext:value-type="float">
            <text:p>0</text:p>
          </table:table-cell>
          <table:table-cell table:formula="of:=[.R32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33]*[.A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33]*[.D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33]*[.G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33]*[.J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33]*[.M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33]+[.F33]+[.I33]+[.L33]+[.O33]" office:value-type="float" office:value="0" calcext:value-type="float">
            <text:p>0</text:p>
          </table:table-cell>
          <table:table-cell table:formula="of:=[.Q33]/[.P30]" office:value-type="float" office:value="0" calcext:value-type="float">
            <text:p>0</text:p>
          </table:table-cell>
          <table:table-cell table:formula="of:=[.R33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34]*[.A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34]*[.D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34]*[.G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34]*[.J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34]*[.M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34]+[.F34]+[.I34]+[.L34]+[.O34]" office:value-type="float" office:value="0" calcext:value-type="float">
            <text:p>0</text:p>
          </table:table-cell>
          <table:table-cell table:formula="of:=[.Q34]/[.P30]" office:value-type="float" office:value="0" calcext:value-type="float">
            <text:p>0</text:p>
          </table:table-cell>
          <table:table-cell table:formula="of:=[.R34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35]*[.A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35]*[.D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35]*[.G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35]*[.J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35]*[.M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35]+[.F35]+[.I35]+[.L35]+[.O35]" office:value-type="float" office:value="0" calcext:value-type="float">
            <text:p>0</text:p>
          </table:table-cell>
          <table:table-cell table:formula="of:=[.Q35]/[.P30]" office:value-type="float" office:value="0" calcext:value-type="float">
            <text:p>0</text:p>
          </table:table-cell>
          <table:table-cell table:formula="of:=[.R35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37]+[.D37]+[.G37]+[.J37]+[.M37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37]*[.B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37]*[.E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37]*[.H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37]*[.K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37]*[.N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38]+[.F38]+[.I38]+[.L38]+[.O38]" office:value-type="float" office:value="0" calcext:value-type="float">
            <text:p>0</text:p>
          </table:table-cell>
          <table:table-cell table:formula="of:=[.Q38]/[.P37]" office:value-type="float" office:value="0" calcext:value-type="float">
            <text:p>0</text:p>
          </table:table-cell>
          <table:table-cell table:formula="of:=[.R38]*[.S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37]*[.B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37]*[.E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37]*[.H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37]*[.K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37]*[.N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39]+[.F39]+[.I39]+[.L39]+[.O39]" office:value-type="float" office:value="0" calcext:value-type="float">
            <text:p>0</text:p>
          </table:table-cell>
          <table:table-cell table:formula="of:=[.Q39]/[.P37]" office:value-type="float" office:value="0" calcext:value-type="float">
            <text:p>0</text:p>
          </table:table-cell>
          <table:table-cell table:formula="of:=[.R39]*[.S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40]*[.A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40]*[.D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40]*[.G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40]*[.J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40]*[.M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40]+[.F40]+[.I40]+[.L40]+[.O40]" office:value-type="float" office:value="0" calcext:value-type="float">
            <text:p>0</text:p>
          </table:table-cell>
          <table:table-cell table:formula="of:=[.Q40]/[.P37]" office:value-type="float" office:value="0" calcext:value-type="float">
            <text:p>0</text:p>
          </table:table-cell>
          <table:table-cell table:formula="of:=[.R40]*[.S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41]*[.A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41]*[.D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41]*[.G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41]*[.J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41]*[.M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41]+[.F41]+[.I41]+[.L41]+[.O41]" office:value-type="float" office:value="0" calcext:value-type="float">
            <text:p>0</text:p>
          </table:table-cell>
          <table:table-cell table:formula="of:=[.Q41]/[.P37]" office:value-type="float" office:value="0" calcext:value-type="float">
            <text:p>0</text:p>
          </table:table-cell>
          <table:table-cell table:formula="of:=[.R41]*[.S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42]*[.A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42]*[.D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42]*[.G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42]*[.J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42]*[.M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42]+[.F42]+[.I42]+[.L42]+[.O42]" office:value-type="float" office:value="0" calcext:value-type="float">
            <text:p>0</text:p>
          </table:table-cell>
          <table:table-cell table:formula="of:=[.Q42]/[.P37]" office:value-type="float" office:value="0" calcext:value-type="float">
            <text:p>0</text:p>
          </table:table-cell>
          <table:table-cell table:formula="of:=[.R42]*[.S3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National Weighted Totals</text:p>
          </table:table-cell>
          <table:table-cell table:formula="of:=[.S2]+[.S9]+[.S16]+[.S23]+[.S30]+[.S37]" office:value-type="float" office:value="37.97" calcext:value-type="float">
            <text:p>37.97</text:p>
          </table:table-cell>
        </table:table-row>
        <table:table-row table:style-name="ro1">
          <table:table-cell table:number-columns-repeated="17"/>
          <table:table-cell table:formula="of:=[.S3]+[.S10]+[.S17]+[.S24]+[.S31]+[.S38]" office:value-type="float" office:value="0" calcext:value-type="float">
            <text:p>0</text:p>
          </table:table-cell>
          <table:table-cell table:formula="of:=[.R44]/[.S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S4]+[.S11]+[.S18]+[.S25]+[.S32]+[.S39]" office:value-type="float" office:value="0" calcext:value-type="float">
            <text:p>0</text:p>
          </table:table-cell>
          <table:table-cell table:formula="of:=[.R45]/[.S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S5]+[.S12]+[.S19]+[.S26]+[.S33]+[.S40]" office:value-type="float" office:value="0" calcext:value-type="float">
            <text:p>0</text:p>
          </table:table-cell>
          <table:table-cell table:formula="of:=[.R46]/[.S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S6]+[.S13]+[.S20]+[.S27]+[.S34]+[.S41]" office:value-type="float" office:value="0" calcext:value-type="float">
            <text:p>0</text:p>
          </table:table-cell>
          <table:table-cell table:formula="of:=[.R47]/[.S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S7]+[.S14]+[.S21]+[.S28]+[.S35]+[.S42]" office:value-type="float" office:value="0" calcext:value-type="float">
            <text:p>0</text:p>
          </table:table-cell>
          <table:table-cell table:formula="of:=[.R48]/[.S4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00-00-00</text:date>, <text:time style:data-style-name="N2" text:time-value="16:53:07.4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9:07:00.370000000</meta:creation-date>
    <dc:date>2021-08-15T16:53:36.112000000</dc:date>
    <meta:editing-duration>PT26M40S</meta:editing-duration>
    <meta:editing-cycles>6</meta:editing-cycles>
    <meta:generator>LibreOffice/6.0.7.3$Windows_X86_64 LibreOffice_project/dc89aa7a9eabfd848af146d5086077aeed2ae4a5</meta:generator>
    <meta:document-statistic meta:table-count="1" meta:cell-count="552" meta:object-count="0"/>
  </office:meta>
</office:document-meta>
</file>